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Libirian" style:family="table">
      <style:table-properties style:width="6.9271in" fo:margin-left="0in" table:align="left"/>
    </style:style>
    <style:style style:name="Libirian.A" style:family="table-column">
      <style:table-column-properties style:column-width="0.5104in"/>
    </style:style>
    <style:style style:name="Libirian.B" style:family="table-column">
      <style:table-column-properties style:column-width="0.4896in"/>
    </style:style>
    <style:style style:name="Libirian.C" style:family="table-column">
      <style:table-column-properties style:column-width="0.3958in"/>
    </style:style>
    <style:style style:name="Libirian.D" style:family="table-column">
      <style:table-column-properties style:column-width="5.5313in"/>
    </style:style>
    <style:style style:name="Libirian.A1" style:family="table-cell">
      <style:table-cell-properties fo:padding="0.0382in" fo:border="0.05pt solid #000000"/>
    </style:style>
    <style:style style:name="Libirian.A2" style:family="table-cell">
      <style:table-cell-properties fo:padding="0.0382in" fo:border-left="0.05pt solid #000000" fo:border-right="none" fo:border-top="none" fo:border-bottom="0.05pt solid #000000"/>
    </style:style>
    <style:style style:name="Libirian.C2" style:family="table-cell">
      <style:table-cell-properties fo:padding="0.0382in" fo:border-left="0.05pt solid #000000" fo:border-right="0.05pt solid #000000" fo:border-top="none" fo:border-bottom="0.05pt solid #000000"/>
    </style:style>
    <style:style style:name="Libirian.3" style:family="table-row">
      <style:table-row-properties fo:keep-together="always"/>
    </style:style>
    <style:style style:name="Libirian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Libirian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326in" fo:margin-left="0in" table:align="left"/>
    </style:style>
    <style:style style:name="Table1.A" style:family="table-column">
      <style:table-column-properties style:column-width="0.5729in"/>
    </style:style>
    <style:style style:name="Table1.B" style:family="table-column">
      <style:table-column-properties style:column-width="0.4375in"/>
    </style:style>
    <style:style style:name="Table1.C" style:family="table-column">
      <style:table-column-properties style:column-width="0.3667in"/>
    </style:style>
    <style:style style:name="Table1.D" style:family="table-column">
      <style:table-column-properties style:column-width="5.5556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425in"/>
    </style:style>
    <style:style style:name="Table1.9" style:family="table-row">
      <style:table-row-properties style:min-row-height="0.5354in"/>
    </style:style>
    <style:style style:name="P1" style:family="paragraph" style:parent-style-name="Table_20_Contents">
      <style:text-properties fo:font-size="14pt" style:font-size-asian="14pt" style:font-size-complex="14pt"/>
    </style:style>
    <style:style style:name="P2" style:family="paragraph" style:parent-style-name="Table_20_Contents">
      <style:text-properties fo:font-size="16pt" style:font-size-asian="16pt" style:font-size-complex="16pt"/>
    </style:style>
    <style:style style:name="P3" style:family="paragraph" style:parent-style-name="Table_20_Contents">
      <style:text-properties fo:font-size="16pt" style:font-size-asian="14pt" style:font-size-complex="16pt"/>
    </style:style>
    <style:style style:name="P4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6pt" fo:font-weight="bold" style:font-size-asian="14pt" style:font-weight-asian="bold" style:font-size-complex="16pt" style:font-weight-complex="bold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Libirian" table:style-name="Libirian">
        <table:table-column table:style-name="Libirian.A"/>
        <table:table-column table:style-name="Libirian.B"/>
        <table:table-column table:style-name="Libirian.C"/>
        <table:table-column table:style-name="Libirian.D"/>
        <table:table-row>
          <table:table-cell table:style-name="Libirian.A1" table:number-columns-spanned="4" office:value-type="string">
            <text:p text:style-name="P4">Librarian</text:p>
          </table:table-cell>
          <table:covered-table-cell/>
          <table:covered-table-cell/>
          <table:covered-table-cell/>
        </table:table-row>
        <table:table-row>
          <table:table-cell table:style-name="Libirian.A2" office:value-type="string">
            <text:p text:style-name="P6">Week spend</text:p>
          </table:table-cell>
          <table:table-cell table:style-name="Libirian.A2" office:value-type="string">
            <text:p text:style-name="P6">Part</text:p>
          </table:table-cell>
          <table:table-cell table:style-name="Libirian.C2" table:number-columns-spanned="2" office:value-type="string">
            <text:p text:style-name="P7">Features</text:p>
            <text:p text:style-name="P6"/>
          </table:table-cell>
          <table:covered-table-cell/>
        </table:table-row>
        <table:table-row table:style-name="Libirian.3">
          <table:table-cell table:style-name="Libirian.A2" office:value-type="string">
            <text:p text:style-name="P1">1</text:p>
          </table:table-cell>
          <table:table-cell table:style-name="Libirian.A2" office:value-type="string">
            <text:p text:style-name="P3">A</text:p>
          </table:table-cell>
          <table:table-cell table:style-name="Libirian.C3" office:value-type="string">
            <text:p text:style-name="Table_20_Contents"/>
          </table:table-cell>
          <table:table-cell table:style-name="Libirian.D3" office:value-type="string">
            <text:p text:style-name="Table_20_Contents">1. As a Librarian, I want to be able to execute scripts to collect and store links between news sites, so that it can be used for further analysis.</text:p>
          </table:table-cell>
        </table:table-row>
        <table:table-row>
          <table:table-cell table:style-name="Libirian.A2" table:number-rows-spanned="5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P2">3</text:p>
          </table:table-cell>
          <table:table-cell table:style-name="Libirian.A2" table:number-rows-spanned="5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P2">B</text:p>
          </table:table-cell>
          <table:table-cell table:style-name="Libirian.A2" office:value-type="string">
            <text:p text:style-name="Table_20_Contents"/>
          </table:table-cell>
          <table:table-cell table:style-name="Libirian.C2" office:value-type="string">
            <text:p text:style-name="Table_20_Contents">2. As a Librarian, I want the capability to directly edit the input URLs, so that I can ensure the reliability and usability of researcher's input.</text:p>
          </table:table-cell>
        </table:table-row>
        <table:table-row>
          <table:covered-table-cell/>
          <table:covered-table-cell/>
          <table:table-cell table:style-name="Libirian.A2" office:value-type="string">
            <text:p text:style-name="Table_20_Contents"/>
          </table:table-cell>
          <table:table-cell table:style-name="Libirian.C2" office:value-type="string">
            <text:p text:style-name="Table_20_Contents">3. As a Librarian, I want the capability to directly edit the configuration file for determining exclusions, so that result will not include irrelevant data.</text:p>
          </table:table-cell>
        </table:table-row>
        <table:table-row>
          <table:covered-table-cell/>
          <table:covered-table-cell/>
          <table:table-cell table:style-name="Libirian.A2" office:value-type="string">
            <text:p text:style-name="Table_20_Contents"/>
          </table:table-cell>
          <table:table-cell table:style-name="Libirian.C2" office:value-type="string">
            <text:p text:style-name="Table_20_Contents">4. As a Librarian, I want the capability to directly edit the depth and size limit of which makes application halt, so that I have full control of the volume of data to store.</text:p>
          </table:table-cell>
        </table:table-row>
        <table:table-row>
          <table:covered-table-cell/>
          <table:covered-table-cell/>
          <table:table-cell table:style-name="Libirian.A2" office:value-type="string">
            <text:p text:style-name="Table_20_Contents"/>
          </table:table-cell>
          <table:table-cell table:style-name="Libirian.C2" office:value-type="string">
            <text:p text:style-name="Table_20_Contents">5. As a Librarian, I want the capability to directly edit the configuration file for micro settings, so that I can optimize the output of the program.</text:p>
          </table:table-cell>
        </table:table-row>
        <table:table-row>
          <table:covered-table-cell/>
          <table:covered-table-cell/>
          <table:table-cell table:style-name="Libirian.A2" office:value-type="string">
            <text:p text:style-name="Table_20_Contents"/>
          </table:table-cell>
          <table:table-cell table:style-name="Libirian.C2" office:value-type="string">
            <text:p text:style-name="Table_20_Contents">6. As a Librarian, I want the capability to halt the application at any time in safe way, so that I can stop the operation in time of emergency and still keep the data.</text:p>
          </table:table-cell>
        </table:table-row>
        <table:table-row>
          <table:table-cell table:style-name="Libirian.A2" table:number-rows-spanned="4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P2">2</text:p>
          </table:table-cell>
          <table:table-cell table:style-name="Libirian.A2" table:number-rows-spanned="4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P3">C</text:p>
          </table:table-cell>
          <table:table-cell table:style-name="Libirian.A2" office:value-type="string">
            <text:p text:style-name="Table_20_Contents"/>
          </table:table-cell>
          <table:table-cell table:style-name="Libirian.C2" office:value-type="string">
            <text:p text:style-name="Table_20_Contents">7. As a Librarian, I want to be able to find out the date in which post have been stored, so that I can find any difference from previous iteration.</text:p>
          </table:table-cell>
        </table:table-row>
        <table:table-row>
          <table:covered-table-cell/>
          <table:covered-table-cell/>
          <table:table-cell table:style-name="Libirian.A2" office:value-type="string">
            <text:p text:style-name="Table_20_Contents"/>
          </table:table-cell>
          <table:table-cell table:style-name="Libirian.C2" office:value-type="string">
            <text:p text:style-name="Table_20_Contents">8. As a Librarian, I want the capability to retrieve particular stored data which gets executed through terminal and outputs in XML or JSON format, so that I can use the data for further analysis.</text:p>
          </table:table-cell>
        </table:table-row>
        <table:table-row>
          <table:covered-table-cell/>
          <table:covered-table-cell/>
          <table:table-cell table:style-name="Libirian.A2" office:value-type="string">
            <text:p text:style-name="Table_20_Contents"/>
          </table:table-cell>
          <table:table-cell table:style-name="Libirian.C2" office:value-type="string">
            <text:p text:style-name="Table_20_Contents">9. As a Librarian, I want the capability to delete particular stored data which gets executed through terminal, so that irrelevant data can be manually removed with ease.</text:p>
          </table:table-cell>
        </table:table-row>
        <table:table-row>
          <table:covered-table-cell/>
          <table:covered-table-cell/>
          <table:table-cell table:style-name="Libirian.A2" office:value-type="string">
            <text:p text:style-name="Table_20_Contents"/>
          </table:table-cell>
          <table:table-cell table:style-name="Libirian.C2" office:value-type="string">
            <text:p text:style-name="Table_20_Contents">10. As a Librarian, I want the capability to modify and merge stored data which gets executed through terminal, so that I can increase clarity of the data.</text:p>
          </table:table-cell>
        </table:table-row>
        <table:table-row>
          <table:table-cell table:style-name="Libirian.A2" table:number-rows-spanned="3" office:value-type="string">
            <text:p text:style-name="Table_20_Contents"/>
            <text:p text:style-name="Table_20_Contents"/>
            <text:p text:style-name="Table_20_Contents">Part of B and C</text:p>
            <text:p text:style-name="Table_20_Contents"/>
          </table:table-cell>
          <table:table-cell table:style-name="Libirian.A2" table:number-rows-spanned="3" office:value-type="string">
            <text:p text:style-name="Table_20_Contents"/>
            <text:p text:style-name="Table_20_Contents"/>
            <text:p text:style-name="Table_20_Contents"/>
            <text:p text:style-name="P3">D</text:p>
          </table:table-cell>
          <table:table-cell table:style-name="Libirian.A2" office:value-type="string">
            <text:p text:style-name="Table_20_Contents"/>
          </table:table-cell>
          <table:table-cell table:style-name="Libirian.C2" office:value-type="string">
            <text:p text:style-name="Table_20_Contents">11. As a Librarian, I want the application to use open standards, so that it will be effortless to modify and understand by anyone.</text:p>
          </table:table-cell>
        </table:table-row>
        <table:table-row>
          <table:covered-table-cell/>
          <table:covered-table-cell/>
          <table:table-cell table:style-name="Libirian.A2" office:value-type="string">
            <text:p text:style-name="Table_20_Contents"/>
          </table:table-cell>
          <table:table-cell table:style-name="Libirian.C2" office:value-type="string">
            <text:p text:style-name="Table_20_Contents">12. As a Librarian, I want the application to use Web ARChive (WARC) file format, so that it is compatible with my working environment.</text:p>
          </table:table-cell>
        </table:table-row>
        <table:table-row>
          <table:covered-table-cell/>
          <table:covered-table-cell/>
          <table:table-cell table:style-name="Libirian.A2" office:value-type="string">
            <text:p text:style-name="Table_20_Contents"/>
          </table:table-cell>
          <table:table-cell table:style-name="Libirian.C2" office:value-type="string">
            <text:p text:style-name="Table_20_Contents">13. As a Librarian, I want to have full permission to modify the application, so that my workers and I can manage the application after production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ext:soft-page-break/>
        <table:table-row>
          <table:table-cell table:style-name="Table1.A1" table:number-columns-spanned="4" office:value-type="string">
            <text:p text:style-name="P5">Researcher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6">Week Spend</text:p>
          </table:table-cell>
          <table:table-cell table:style-name="Table1.A2" office:value-type="string">
            <text:p text:style-name="P6">Part</text:p>
          </table:table-cell>
          <table:table-cell table:style-name="Table1.C2" table:number-columns-spanned="2" office:value-type="string">
            <text:p text:style-name="P7">Features</text:p>
          </table:table-cell>
          <table:covered-table-cell/>
        </table:table-row>
        <table:table-row>
          <table:table-cell table:style-name="Table1.A2" table:number-rows-spanned="3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P2">1</text:p>
          </table:table-cell>
          <table:table-cell table:style-name="Table1.A2" table:number-rows-spanned="3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P2">A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1.As a Researcher, I want to login to with my user ID and password, so that I can subscriber content.</text:p>
          </table:table-cell>
        </table:table-row>
        <table:table-row table:style-name="Table1.4">
          <table:covered-table-cell/>
          <table:covered-table-cell/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2.As a Researcher, I want to be able to reset my password with security information, so that I can set new password if I forget the old one.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3.As a Researcher, I want to logout automatically after a period of time, so that the collected data won't be seen by someone else.</text:p>
          </table:table-cell>
        </table:table-row>
        <table:table-row>
          <table:table-cell table:style-name="Table1.A2" table:number-rows-spanned="3" office:value-type="string">
            <text:p text:style-name="P2"/>
            <text:p text:style-name="P2">2</text:p>
          </table:table-cell>
          <table:table-cell table:style-name="Table1.A2" table:number-rows-spanned="3" office:value-type="string">
            <text:p text:style-name="P2"/>
            <text:p text:style-name="P2">B</text:p>
          </table:table-cell>
          <table:table-cell table:style-name="Table1.A2" office:value-type="string">
            <text:p text:style-name="Table_20_Contents"/>
            <text:p text:style-name="Table_20_Contents"/>
            <text:p text:style-name="Table_20_Contents"/>
          </table:table-cell>
          <table:table-cell table:style-name="Table1.C2" office:value-type="string">
            <text:p text:style-name="Table_20_Contents">4.As a Researcher, I want to input an article or key words, so that I can see the result based on the input.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5.As a Researcher, I want to define a list of global English-language news sources to monitor, so that I can set the scope of my research.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6.As a Researcher, I want to modify the list of sources that are monitored, so that I can adjust my research scope as needed.</text:p>
          </table:table-cell>
        </table:table-row>
        <table:table-row table:style-name="Table1.9">
          <table:table-cell table:style-name="Table1.A2" table:number-rows-spanned="7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3</text:p>
          </table:table-cell>
          <table:table-cell table:style-name="Table1.A2" table:number-rows-spanned="7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C</text:p>
          </table:table-cell>
          <table:table-cell table:style-name="Table1.A2" office:value-type="string">
            <text:p text:style-name="Table_20_Contents"/>
            <text:p text:style-name="Table_20_Contents"/>
          </table:table-cell>
          <table:table-cell table:style-name="Table1.C2" office:value-type="string">
            <text:p text:style-name="Table_20_Contents">7.As a Researcher, I want to be able to view statistics of the collected data, so that I can make use of statistics in my research.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8.As a Researcher, I want to be able to view the collected data in interactive visualizations, so that I am more efficient in my analysis and presentation of the data.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9.As a Researcher, I want to switch visualizations so that I can analyse data in different aspects.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10.As a Researcher,I want to have a auto notification feature, so that I won't miss any my interested topic news I have set in the computer.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11.As a Researcher,I want to help button, so that they non technological-savvy can ask for help easily.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12.As a Researcher,I want to to have a sorting feature, so that I could get my information faster and organized.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13.As a Researcher,I want to have a search feature, so that I could find my information more efficiently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CA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an Pan</meta:initial-creator>
    <meta:creation-date>2014-09-23T17:33:59</meta:creation-date>
    <dc:date>2014-09-23T18:17:34</dc:date>
    <dc:creator>Jian Pan</dc:creator>
    <meta:editing-duration>PT12M48S</meta:editing-duration>
    <meta:editing-cycles>1</meta:editing-cycles>
    <meta:document-statistic meta:table-count="2" meta:image-count="0" meta:object-count="0" meta:page-count="2" meta:paragraph-count="48" meta:word-count="697" meta:character-count="3735" meta:non-whitespace-character-count="3067"/>
    <meta:generator>LibreOffice/3.5$Linux_X86_64 LibreOffice_project/350m1$Build-2</meta:generator>
  </office:meta>
</office:document-meta>
</file>